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Avenir-Book" svg:font-family="Avenir-Book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style:font-name="Calibri" fo:font-size="10pt" fo:font-weight="bold" officeooo:rsid="00046b9a" officeooo:paragraph-rsid="00046b9a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text-autospace="none"/>
      <style:text-properties style:text-line-through-style="none" style:text-line-through-type="none" style:font-name="Calibri" fo:font-size="10pt" fo:font-weight="normal" officeooo:rsid="00046b9a" officeooo:paragraph-rsid="001f9a79" style:font-name-asian="Wingdings" style:font-size-asian="10pt" style:font-weight-asian="normal" style:font-size-complex="10pt" style:font-weight-complex="normal"/>
    </style:style>
    <style:style style:name="P3" style:family="paragraph" style:parent-style-name="Standard">
      <style:paragraph-properties style:text-autospace="none"/>
      <style:text-properties style:text-line-through-style="none" style:text-line-through-type="none" style:font-name="Calibri" fo:font-size="10pt" fo:font-weight="normal" officeooo:rsid="00046b9a" officeooo:paragraph-rsid="00229367" style:font-name-asian="Wingdings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text-autospace="none"/>
      <style:text-properties style:text-line-through-style="none" style:text-line-through-type="none" style:font-name="Calibri" fo:font-size="10pt" fo:font-weight="bold" officeooo:rsid="00046b9a" officeooo:paragraph-rsid="001f9a79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alibri" fo:font-size="10pt" officeooo:rsid="0003156b" officeooo:paragraph-rsid="0003156b" style:font-size-asian="10pt" style:font-size-complex="10pt"/>
    </style:style>
    <style:style style:name="P6" style:family="paragraph" style:parent-style-name="Standard">
      <style:paragraph-properties style:text-autospace="none"/>
      <style:text-properties style:font-name="Calibri" fo:font-size="10pt" officeooo:rsid="0003156b" officeooo:paragraph-rsid="000e6c51" style:font-size-asian="10pt" style:font-size-complex="10pt"/>
    </style:style>
    <style:style style:name="P7" style:family="paragraph" style:parent-style-name="Standard">
      <style:text-properties style:font-name="Calibri" fo:font-size="10pt" officeooo:rsid="000840f9" officeooo:paragraph-rsid="00055853" style:font-size-asian="10pt" style:font-size-complex="10pt"/>
    </style:style>
    <style:style style:name="P8" style:family="paragraph" style:parent-style-name="Standard">
      <style:text-properties style:font-name="Calibri" fo:font-size="10pt" officeooo:rsid="0007b15f" officeooo:paragraph-rsid="0007b15f" style:font-size-asian="10pt" style:font-size-complex="10pt"/>
    </style:style>
    <style:style style:name="P9" style:family="paragraph" style:parent-style-name="Standard">
      <style:text-properties style:font-name="Calibri" fo:font-size="10pt" officeooo:rsid="000937ff" officeooo:paragraph-rsid="00046b9a" style:font-size-asian="10pt" style:font-size-complex="10pt"/>
    </style:style>
    <style:style style:name="P10" style:family="paragraph" style:parent-style-name="Standard">
      <style:text-properties style:font-name="Calibri" fo:font-size="10pt" officeooo:rsid="00099f65" officeooo:paragraph-rsid="00099f65" style:font-size-asian="10pt" style:font-size-complex="10pt"/>
    </style:style>
    <style:style style:name="P11" style:family="paragraph" style:parent-style-name="Standard">
      <style:text-properties style:font-name="Calibri" fo:font-size="10pt" officeooo:rsid="000a77d6" officeooo:paragraph-rsid="0029e364" style:font-size-asian="10pt" style:font-size-complex="10pt"/>
    </style:style>
    <style:style style:name="P12" style:family="paragraph" style:parent-style-name="Standard">
      <style:text-properties style:font-name="Calibri" fo:font-size="10pt" officeooo:rsid="000bb1e0" officeooo:paragraph-rsid="000bb1e0" style:font-size-asian="10pt" style:font-size-complex="10pt"/>
    </style:style>
    <style:style style:name="P13" style:family="paragraph" style:parent-style-name="Standard">
      <style:paragraph-properties style:text-autospace="none"/>
      <style:text-properties style:font-name="Calibri" fo:font-size="10pt" officeooo:rsid="00046b9a" officeooo:paragraph-rsid="001f376c" style:font-size-asian="10pt" style:font-size-complex="10pt"/>
    </style:style>
    <style:style style:name="P14" style:family="paragraph" style:parent-style-name="Standard">
      <style:text-properties style:font-name="Calibri" fo:font-size="10pt" officeooo:rsid="00046b9a" officeooo:paragraph-rsid="00046b9a" style:font-size-asian="10pt" style:font-size-complex="10pt"/>
    </style:style>
    <style:style style:name="P15" style:family="paragraph" style:parent-style-name="Standard">
      <style:text-properties style:font-name="Calibri" fo:font-size="10pt" officeooo:rsid="00104a87" officeooo:paragraph-rsid="00104a87" style:font-size-asian="10pt" style:font-size-complex="10pt"/>
    </style:style>
    <style:style style:name="P16" style:family="paragraph" style:parent-style-name="Standard">
      <style:text-properties style:font-name="Calibri" fo:font-size="10pt" officeooo:rsid="000e6c51" officeooo:paragraph-rsid="000e6c51" style:font-size-asian="10pt" style:font-size-complex="10pt"/>
    </style:style>
    <style:style style:name="P17" style:family="paragraph" style:parent-style-name="Standard">
      <style:text-properties style:font-name="Calibri" fo:font-size="10pt" officeooo:rsid="000e6c51" officeooo:paragraph-rsid="0003156b" style:font-size-asian="10pt" style:font-size-complex="10pt"/>
    </style:style>
    <style:style style:name="P18" style:family="paragraph" style:parent-style-name="Standard">
      <style:text-properties style:font-name="Calibri" fo:font-size="10pt" officeooo:rsid="001346af" officeooo:paragraph-rsid="001346af" style:font-size-asian="10pt" style:font-size-complex="10pt"/>
    </style:style>
    <style:style style:name="P19" style:family="paragraph" style:parent-style-name="Standard">
      <style:text-properties style:font-name="Calibri" fo:font-size="10pt" officeooo:rsid="001346af" officeooo:paragraph-rsid="002e14e2" style:font-size-asian="10pt" style:font-size-complex="10pt"/>
    </style:style>
    <style:style style:name="P20" style:family="paragraph" style:parent-style-name="Standard">
      <style:text-properties style:font-name="Calibri" fo:font-size="10pt" officeooo:rsid="0004717c" officeooo:paragraph-rsid="0016568e" style:font-size-asian="10pt" style:font-size-complex="10pt"/>
    </style:style>
    <style:style style:name="P21" style:family="paragraph" style:parent-style-name="Standard">
      <style:text-properties style:font-name="Calibri" fo:font-size="10pt" officeooo:rsid="001d7d28" officeooo:paragraph-rsid="001d7d28" style:font-size-asian="10pt" style:font-size-complex="10pt"/>
    </style:style>
    <style:style style:name="P22" style:family="paragraph" style:parent-style-name="Standard">
      <style:text-properties style:font-name="Calibri" fo:font-size="10pt" officeooo:rsid="001d7d28" officeooo:paragraph-rsid="00285395" style:font-size-asian="10pt" style:font-size-complex="10pt"/>
    </style:style>
    <style:style style:name="P23" style:family="paragraph" style:parent-style-name="Standard">
      <style:paragraph-properties style:text-autospace="none"/>
      <style:text-properties style:font-name="Calibri" fo:font-size="10pt" officeooo:paragraph-rsid="00229367" style:font-size-asian="10pt" style:font-size-complex="10pt"/>
    </style:style>
    <style:style style:name="P24" style:family="paragraph" style:parent-style-name="Standard">
      <style:paragraph-properties style:text-autospace="none"/>
      <style:text-properties style:font-name="Calibri" fo:font-size="10pt" officeooo:rsid="0003156b" officeooo:paragraph-rsid="000e6c51" style:font-size-asian="10pt" style:font-name-complex="Calibri" style:font-size-complex="10pt"/>
    </style:style>
    <style:style style:name="P25" style:family="paragraph" style:parent-style-name="Standard">
      <style:text-properties style:font-name="Calibri" fo:font-size="10pt" fo:font-weight="bold" officeooo:rsid="0003156b" officeooo:paragraph-rsid="0003156b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Calibri" fo:font-size="10pt" fo:font-weight="bold" officeooo:rsid="000351dd" officeooo:paragraph-rsid="000351dd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Calibri" fo:font-size="10pt" fo:font-weight="bold" officeooo:rsid="0016568e" officeooo:paragraph-rsid="001bf556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alibri" fo:font-size="10pt" fo:font-weight="bold" officeooo:rsid="00046b9a" officeooo:paragraph-rsid="00046b9a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Calibri" fo:font-size="10pt" fo:font-weight="normal" officeooo:rsid="001346af" officeooo:paragraph-rsid="001346af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Calibri" fo:font-size="10pt" fo:font-weight="normal" officeooo:rsid="0014a43d" officeooo:paragraph-rsid="0014a43d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Calibri" fo:font-size="10pt" fo:font-weight="normal" officeooo:rsid="0016568e" officeooo:paragraph-rsid="0016568e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Calibri" fo:font-size="10pt" fo:font-weight="normal" officeooo:rsid="00046b9a" officeooo:paragraph-rsid="00046b9a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alibri" fo:font-size="10pt" fo:font-weight="normal" officeooo:rsid="00285395" officeooo:paragraph-rsid="00285395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Calibri" fo:font-size="10pt" fo:font-weight="normal" officeooo:rsid="000351dd" officeooo:paragraph-rsid="0014a43d" style:font-size-asian="10pt" style:font-weight-asian="normal" style:font-name-complex="Calibri" style:font-size-complex="10pt" style:font-weight-complex="normal"/>
    </style:style>
    <style:style style:name="P35" style:family="paragraph" style:parent-style-name="Standard">
      <style:paragraph-properties style:text-autospace="none"/>
      <style:text-properties style:font-name="Calibri" fo:font-size="10pt" fo:font-weight="normal" officeooo:paragraph-rsid="001f9a79" style:font-name-asian="Wingdings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style:text-autospace="none"/>
      <style:text-properties style:font-name="Calibri" fo:font-size="10pt" fo:font-weight="normal" officeooo:paragraph-rsid="001f9a79" style:font-name-asian="Wingdings" style:font-size-asian="10pt" style:font-weight-asian="normal" style:font-name-complex="Avenir-Book" style:font-size-complex="10pt" style:font-weight-complex="normal"/>
    </style:style>
    <style:style style:name="P37" style:family="paragraph" style:parent-style-name="Standard">
      <style:paragraph-properties style:text-autospace="none"/>
      <style:text-properties style:font-name="Calibri" fo:font-size="10pt" officeooo:paragraph-rsid="001d7d28" style:font-name-asian="Wingdings" style:font-size-asian="10pt" style:font-size-complex="10pt"/>
    </style:style>
    <style:style style:name="P38" style:family="paragraph" style:parent-style-name="Standard">
      <style:paragraph-properties style:text-autospace="none"/>
      <style:text-properties style:font-name="Calibri" fo:font-size="10pt" officeooo:paragraph-rsid="002bc9cd" style:font-name-asian="Wingdings" style:font-size-asian="10pt" style:font-size-complex="10pt"/>
    </style:style>
    <style:style style:name="P39" style:family="paragraph" style:parent-style-name="Standard">
      <style:paragraph-properties style:text-autospace="none"/>
      <style:text-properties style:font-name="Calibri" fo:font-size="10pt" officeooo:rsid="001d7d28" officeooo:paragraph-rsid="001d7d28" style:font-name-asian="Wingdings" style:font-size-asian="10pt" style:font-size-complex="10pt"/>
    </style:style>
    <style:style style:name="P40" style:family="paragraph" style:parent-style-name="Standard">
      <style:paragraph-properties style:text-autospace="none"/>
      <style:text-properties style:font-name="Calibri" fo:font-size="10pt" officeooo:rsid="001d7d28" officeooo:paragraph-rsid="002bc9cd" style:font-name-asian="Wingdings" style:font-size-asian="10pt" style:font-size-complex="10pt"/>
    </style:style>
    <style:style style:name="P41" style:family="paragraph" style:parent-style-name="Standard">
      <style:paragraph-properties style:text-autospace="none"/>
      <style:text-properties style:font-name="Calibri" fo:font-size="10pt" officeooo:rsid="001f376c" officeooo:paragraph-rsid="001f376c" style:font-name-asian="Wingdings" style:font-size-asian="10pt" style:font-size-complex="10pt"/>
    </style:style>
    <style:style style:name="P42" style:family="paragraph" style:parent-style-name="Standard">
      <style:paragraph-properties style:text-autospace="none"/>
      <style:text-properties style:font-name="Calibri" fo:font-size="10pt" officeooo:rsid="00046b9a" officeooo:paragraph-rsid="001f9a79" style:font-name-asian="Wingdings" style:font-size-asian="10pt" style:font-size-complex="10pt"/>
    </style:style>
    <style:style style:name="P43" style:family="paragraph" style:parent-style-name="Standard">
      <style:paragraph-properties style:text-autospace="none"/>
      <style:text-properties style:font-name="Calibri" fo:font-size="10pt" officeooo:rsid="00046b9a" officeooo:paragraph-rsid="00285395" style:font-name-asian="Wingdings" style:font-size-asian="10pt" style:font-size-complex="10pt"/>
    </style:style>
    <style:style style:name="P44" style:family="paragraph" style:parent-style-name="Standard">
      <style:paragraph-properties style:text-autospace="none"/>
      <style:text-properties style:font-name="Calibri" fo:font-size="10pt" officeooo:rsid="00046b9a" officeooo:paragraph-rsid="002bc9cd" style:font-name-asian="Wingdings" style:font-size-asian="10pt" style:font-size-complex="10pt"/>
    </style:style>
    <style:style style:name="P45" style:family="paragraph" style:parent-style-name="Standard">
      <style:paragraph-properties style:text-autospace="none"/>
      <style:text-properties style:font-name="Calibri" fo:font-size="10pt" officeooo:paragraph-rsid="001f376c" style:font-name-asian="Wingdings" style:font-size-asian="10pt" style:font-name-complex="Calibri" style:font-size-complex="10pt"/>
    </style:style>
    <style:style style:name="P46" style:family="paragraph" style:parent-style-name="Standard" style:list-style-name="L1">
      <style:text-properties style:font-name="Calibri" fo:font-size="10pt" officeooo:rsid="0007a72a" officeooo:paragraph-rsid="0007a72a" style:font-size-asian="10pt" style:font-size-complex="10pt"/>
    </style:style>
    <style:style style:name="P47" style:family="paragraph" style:parent-style-name="Standard">
      <style:paragraph-properties style:text-autospace="none"/>
      <style:text-properties style:font-name="Calibri" fo:font-size="10pt" officeooo:rsid="0016568e" officeooo:paragraph-rsid="003224e1" style:font-size-asian="10pt" style:font-size-complex="10pt"/>
    </style:style>
    <style:style style:name="P48" style:family="paragraph" style:parent-style-name="Standard">
      <style:text-properties style:font-name="Calibri" fo:font-size="10pt" officeooo:rsid="0016568e" officeooo:paragraph-rsid="003224e1" style:font-size-asian="10pt" style:font-size-complex="10pt"/>
    </style:style>
    <style:style style:name="P49" style:family="paragraph" style:parent-style-name="Standard">
      <style:text-properties style:font-name="Calibri" fo:font-size="10pt" officeooo:rsid="0003156b" officeooo:paragraph-rsid="0003156b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style:font-name="Calibri" fo:font-size="10pt" officeooo:rsid="003224e1" officeooo:paragraph-rsid="003224e1" style:font-size-asian="10pt" style:font-size-complex="10pt"/>
    </style:style>
    <style:style style:name="P51" style:family="paragraph" style:parent-style-name="Standard">
      <style:paragraph-properties style:text-autospace="none"/>
      <style:text-properties style:font-name="Calibri" fo:font-size="10pt" officeooo:rsid="00046b9a" officeooo:paragraph-rsid="001f9a79" style:font-size-asian="10pt" style:font-size-complex="10pt"/>
    </style:style>
    <style:style style:name="P52" style:family="paragraph" style:parent-style-name="Standard">
      <style:paragraph-properties style:text-autospace="none"/>
      <style:text-properties style:font-name="Calibri" fo:font-size="10pt" officeooo:paragraph-rsid="00229367" style:font-size-asian="10pt" style:font-size-complex="10pt"/>
    </style:style>
    <style:style style:name="P53" style:family="paragraph" style:parent-style-name="Standard" style:list-style-name="L2">
      <style:text-properties style:font-name="Calibri" fo:font-size="10pt" officeooo:rsid="00046b9a" officeooo:paragraph-rsid="000bb1e0" fo:background-color="#ffff00" style:font-size-asian="10pt" style:font-size-complex="10pt"/>
    </style:style>
    <style:style style:name="P54" style:family="paragraph" style:parent-style-name="Standard" style:list-style-name="L3">
      <style:text-properties style:font-name="Calibri" fo:font-size="10pt" officeooo:rsid="00046b9a" officeooo:paragraph-rsid="000bb1e0" fo:background-color="#ffff00" style:font-size-asian="10pt" style:font-size-complex="10pt"/>
    </style:style>
    <style:style style:name="P55" style:family="paragraph" style:parent-style-name="Standard" style:list-style-name="L4">
      <style:text-properties style:font-name="Calibri" fo:font-size="10pt" fo:font-weight="normal" officeooo:rsid="0014a43d" officeooo:paragraph-rsid="002e73ae" style:font-size-asian="10pt" style:font-weight-asian="normal" style:font-size-complex="10pt" style:font-weight-complex="normal"/>
    </style:style>
    <style:style style:name="P56" style:family="paragraph" style:parent-style-name="Standard" style:list-style-name="L4">
      <style:text-properties style:font-name="Calibri" fo:font-size="10pt" fo:font-weight="normal" officeooo:rsid="0014a43d" officeooo:paragraph-rsid="0014a43d" style:font-size-asian="10pt" style:font-weight-asian="normal" style:font-size-complex="10pt" style:font-weight-complex="normal"/>
    </style:style>
    <style:style style:name="P57" style:family="paragraph" style:parent-style-name="Standard" style:list-style-name="L4">
      <style:text-properties style:font-name="Calibri" fo:font-size="10pt" fo:font-weight="normal" officeooo:rsid="001bf556" officeooo:paragraph-rsid="002e73ae" style:font-size-asian="10pt" style:font-weight-asian="normal" style:font-size-complex="10pt" style:font-weight-complex="normal"/>
    </style:style>
    <style:style style:name="P58" style:family="paragraph" style:parent-style-name="Standard" style:list-style-name="L5">
      <style:text-properties style:font-name="Calibri" fo:font-size="10pt" fo:font-weight="normal" officeooo:rsid="0016568e" officeooo:paragraph-rsid="0016568e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Calibri" fo:font-size="10pt" fo:font-weight="normal" officeooo:rsid="00167ece" officeooo:paragraph-rsid="001bf556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Calibri" fo:font-size="10pt" fo:font-weight="normal" officeooo:rsid="00046b9a" officeooo:paragraph-rsid="00046b9a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style:text-autospace="none"/>
      <style:text-properties style:font-name="Calibri" fo:font-size="10pt" officeooo:rsid="001f376c" officeooo:paragraph-rsid="001f376c" style:font-name-asian="Wingdings" style:font-size-asian="10pt" style:font-name-complex="Calibri" style:font-size-complex="10pt"/>
    </style:style>
    <style:style style:name="P62" style:family="paragraph" style:parent-style-name="Standard">
      <style:paragraph-properties style:text-autospace="none"/>
      <style:text-properties style:font-name="Calibri" fo:font-size="10pt" officeooo:rsid="001f9a79" officeooo:paragraph-rsid="001f9a79" style:font-name-asian="Wingdings" style:font-size-asian="10pt" style:font-name-complex="Avenir-Book" style:font-size-complex="10pt"/>
    </style:style>
    <style:style style:name="P63" style:family="paragraph" style:parent-style-name="Standard">
      <style:text-properties style:font-name="Calibri" fo:font-size="10pt" fo:font-weight="bold" officeooo:rsid="00046b9a" officeooo:paragraph-rsid="0026c66b" style:font-size-asian="10pt" style:font-weight-asian="bold" style:font-size-complex="10pt" style:font-weight-complex="bold"/>
    </style:style>
    <style:style style:name="P64" style:family="paragraph" style:parent-style-name="Standard">
      <style:paragraph-properties style:text-autospace="none"/>
      <style:text-properties style:font-name="Calibri" fo:font-size="11pt" officeooo:rsid="00046b9a" officeooo:paragraph-rsid="002bc9cd" style:font-name-asian="Wingdings" style:font-size-asian="11pt" style:font-name-complex="Calibri" style:font-size-complex="11pt"/>
    </style:style>
    <style:style style:name="P65" style:family="paragraph" style:parent-style-name="Standard">
      <style:paragraph-properties style:text-autospace="none"/>
      <style:text-properties style:font-name="Calibri" fo:font-size="11pt" officeooo:rsid="002be5b4" officeooo:paragraph-rsid="002be5b4" style:font-name-asian="Wingdings" style:font-size-asian="11pt" style:font-name-complex="Calibri" style:font-size-complex="11pt"/>
    </style:style>
    <style:style style:name="P66" style:family="paragraph" style:parent-style-name="Standard">
      <style:paragraph-properties style:text-autospace="none"/>
      <style:text-properties style:font-name="Calibri" fo:font-size="11pt" officeooo:rsid="002be5b4" officeooo:paragraph-rsid="002e73ae" style:font-name-asian="Wingdings" style:font-size-asian="11pt" style:font-name-complex="Calibri" style:font-size-complex="11pt"/>
    </style:style>
    <style:style style:name="P67" style:family="paragraph" style:parent-style-name="Standard">
      <style:paragraph-properties style:text-autospace="none"/>
      <style:text-properties style:font-name="Calibri" fo:font-size="11pt" officeooo:rsid="002be5b4" officeooo:paragraph-rsid="003224e1" style:font-name-asian="Wingdings" style:font-size-asian="11pt" style:font-name-complex="Calibri" style:font-size-complex="11pt"/>
    </style:style>
    <style:style style:name="P68" style:family="paragraph" style:parent-style-name="Standard">
      <style:text-properties style:text-line-through-style="solid" style:text-line-through-type="single" style:font-name="Calibri" fo:font-size="10pt" fo:font-weight="bold" officeooo:rsid="00046b9a" officeooo:paragraph-rsid="00046b9a" style:font-size-asian="10pt" style:font-weight-asian="bold" style:font-size-complex="10pt" style:font-weight-complex="bold"/>
    </style:style>
    <style:style style:name="P69" style:family="paragraph" style:parent-style-name="Standard">
      <style:paragraph-properties style:text-autospace="none"/>
      <style:text-properties officeooo:rsid="000d21ab" officeooo:paragraph-rsid="002e73ae"/>
    </style:style>
    <style:style style:name="P70" style:family="paragraph" style:parent-style-name="Standard">
      <style:paragraph-properties style:text-autospace="none"/>
      <style:text-properties officeooo:rsid="000d21ab" officeooo:paragraph-rsid="003224e1"/>
    </style:style>
    <style:style style:name="P71" style:family="paragraph" style:parent-style-name="Standard">
      <style:text-properties officeooo:rsid="0016568e" officeooo:paragraph-rsid="003224e1"/>
    </style:style>
    <style:style style:name="P72" style:family="paragraph" style:parent-style-name="Standard">
      <style:paragraph-properties style:text-autospace="none"/>
      <style:text-properties style:text-line-through-style="none" style:text-line-through-type="none" style:font-name="Calibri" fo:font-size="10pt" fo:font-weight="normal" officeooo:rsid="00046b9a" officeooo:paragraph-rsid="001f9a79" style:font-name-asian="Wingdings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style:text-autospace="none"/>
      <style:text-properties style:text-line-through-style="none" style:text-line-through-type="none" style:font-name="Calibri" fo:font-size="10pt" fo:font-weight="normal" officeooo:rsid="00046b9a" officeooo:paragraph-rsid="00229367" style:font-name-asian="Wingdings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style:text-autospace="none"/>
      <style:text-properties style:text-line-through-style="none" style:text-line-through-type="none" style:font-name="Calibri" fo:font-size="10pt" fo:font-weight="bold" officeooo:rsid="00046b9a" officeooo:paragraph-rsid="001f9a79" style:font-size-asian="10pt" style:font-weight-asian="bold" style:font-size-complex="10pt" style:font-weight-complex="bold"/>
    </style:style>
    <style:style style:name="T1" style:family="text">
      <style:text-properties officeooo:rsid="000937ff"/>
    </style:style>
    <style:style style:name="T2" style:family="text">
      <style:text-properties officeooo:rsid="00055853"/>
    </style:style>
    <style:style style:name="T3" style:family="text">
      <style:text-properties officeooo:rsid="00062dd3"/>
    </style:style>
    <style:style style:name="T4" style:family="text">
      <style:text-properties officeooo:rsid="0008394a"/>
    </style:style>
    <style:style style:name="T5" style:family="text">
      <style:text-properties officeooo:rsid="00099f65"/>
    </style:style>
    <style:style style:name="T6" style:family="text">
      <style:text-properties style:font-name="Calibri" fo:font-size="11pt" style:font-size-asian="11pt" style:font-name-complex="Calibri" style:font-size-complex="11pt"/>
    </style:style>
    <style:style style:name="T7" style:family="text">
      <style:text-properties style:font-name="Calibri" fo:font-size="11pt" officeooo:rsid="002bc9cd" style:font-size-asian="11pt" style:font-name-complex="Calibri" style:font-size-complex="11pt"/>
    </style:style>
    <style:style style:name="T8" style:family="text">
      <style:text-properties style:font-name="Calibri" fo:font-size="10pt" style:font-size-asian="10pt" style:font-size-complex="10pt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-complex="Calibri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e6c51" fo:background-color="#ffff00" loext:char-shading-value="0" style:font-name-complex="Calibri"/>
    </style:style>
    <style:style style:name="T13" style:family="text">
      <style:text-properties officeooo:rsid="00104a87"/>
    </style:style>
    <style:style style:name="T14" style:family="text">
      <style:text-properties officeooo:rsid="001346a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67ece" style:font-weight-asian="normal" style:font-weight-complex="normal"/>
    </style:style>
    <style:style style:name="T17" style:family="text">
      <style:text-properties fo:font-weight="normal" officeooo:rsid="0026c66b" style:font-weight-asian="normal" style:font-weight-complex="normal"/>
    </style:style>
    <style:style style:name="T18" style:family="text">
      <style:text-properties fo:font-weight="normal" officeooo:rsid="00285395" style:font-weight-asian="normal" style:font-name-complex="Avenir-Book" style:font-weight-complex="normal"/>
    </style:style>
    <style:style style:name="T19" style:family="text">
      <style:text-properties fo:font-weight="normal" officeooo:rsid="00046b9a" style:font-name-asian="Wingdings" style:font-weight-asian="normal" style:font-name-complex="Calibri" style:font-weight-complex="normal"/>
    </style:style>
    <style:style style:name="T20" style:family="text">
      <style:text-properties fo:font-weight="normal" officeooo:rsid="0026c66b" style:font-name-asian="Wingdings" style:font-weight-asian="normal" style:font-name-complex="Calibri" style:font-weight-complex="normal"/>
    </style:style>
    <style:style style:name="T21" style:family="text">
      <style:text-properties officeooo:rsid="00179c37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bf556"/>
    </style:style>
    <style:style style:name="T24" style:family="text">
      <style:text-properties fo:color="#0000ff" style:font-name="Calibri" fo:font-size="9pt" fo:font-style="italic" style:font-size-asian="9pt" style:font-style-asian="italic" style:font-name-complex="Avenir-Book" style:font-size-complex="9pt"/>
    </style:style>
    <style:style style:name="T25" style:family="text">
      <style:text-properties style:font-name-complex="Calibri"/>
    </style:style>
    <style:style style:name="T26" style:family="text">
      <style:text-properties officeooo:rsid="001f376c" style:font-name-complex="Calibri"/>
    </style:style>
    <style:style style:name="T27" style:family="text">
      <style:text-properties officeooo:rsid="0026c66b" style:font-name-complex="Calibri"/>
    </style:style>
    <style:style style:name="T28" style:family="text">
      <style:text-properties officeooo:rsid="00285395" style:font-name-complex="Calibri"/>
    </style:style>
    <style:style style:name="T29" style:family="text">
      <style:text-properties officeooo:rsid="0029e364" style:font-name-complex="Calibri"/>
    </style:style>
    <style:style style:name="T30" style:family="text">
      <style:text-properties officeooo:rsid="001f9a79" style:font-name-complex="Calibri"/>
    </style:style>
    <style:style style:name="T31" style:family="text">
      <style:text-properties officeooo:rsid="00229367" style:font-name-complex="Calibri"/>
    </style:style>
    <style:style style:name="T32" style:family="text">
      <style:text-properties officeooo:rsid="0024ef76" style:font-name-complex="Calibri"/>
    </style:style>
    <style:style style:name="T33" style:family="text">
      <style:text-properties officeooo:rsid="0029ae2b" style:font-name-complex="Calibri"/>
    </style:style>
    <style:style style:name="T34" style:family="text">
      <style:text-properties officeooo:rsid="002bc9cd" style:font-name-complex="Calibri"/>
    </style:style>
    <style:style style:name="T35" style:family="text">
      <style:text-properties style:font-name-complex="Avenir-Book"/>
    </style:style>
    <style:style style:name="T36" style:family="text">
      <style:text-properties officeooo:rsid="001f9a79" style:font-name-complex="Avenir-Book"/>
    </style:style>
    <style:style style:name="T37" style:family="text">
      <style:text-properties style:font-name-asian="Wingdings" style:font-name-complex="Calibri"/>
    </style:style>
    <style:style style:name="T38" style:family="text">
      <style:text-properties officeooo:rsid="002bc9cd" style:font-name-asian="Wingdings" style:font-name-complex="Calibri"/>
    </style:style>
    <style:style style:name="T39" style:family="text">
      <style:text-properties style:text-line-through-style="none" style:text-line-through-type="none" fo:font-weight="normal" officeooo:rsid="0026c66b" style:font-name-asian="Wingdings" style:font-weight-asian="normal" style:font-name-complex="Calibri" style:font-weight-complex="normal"/>
    </style:style>
    <style:style style:name="T40" style:family="text">
      <style:text-properties style:text-line-through-style="none" style:text-line-through-type="none" fo:font-weight="normal" officeooo:rsid="003224e1" style:font-name-asian="Wingdings" style:font-weight-asian="normal" style:font-name-complex="Calibri" style:font-weight-complex="normal"/>
    </style:style>
    <style:style style:name="T41" style:family="text">
      <style:text-properties officeooo:rsid="0026c66b"/>
    </style:style>
    <style:style style:name="T42" style:family="text">
      <style:text-properties officeooo:rsid="00285395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29ae2b"/>
    </style:style>
    <style:style style:name="T45" style:family="text">
      <style:text-properties officeooo:rsid="0029e364"/>
    </style:style>
    <style:style style:name="T46" style:family="text">
      <style:text-properties officeooo:rsid="002bc9cd"/>
    </style:style>
    <style:style style:name="T47" style:family="text">
      <style:text-properties officeooo:rsid="002d0637"/>
    </style:style>
    <style:style style:name="T48" style:family="text">
      <style:text-properties officeooo:rsid="002e14e2"/>
    </style:style>
    <style:style style:name="T49" style:family="text">
      <style:text-properties officeooo:rsid="002e73ae"/>
    </style:style>
    <style:style style:name="T50" style:family="text">
      <style:text-properties officeooo:rsid="002f8436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style:text-line-through-style="solid" style:text-line-through-type="single" officeooo:rsid="002f84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43">- - STATUTS DU BORDEL - -</text:span></text:p>
      <text:p text:style-name="P5"><text:span text:style-name="T43">article 1 : NOM</text:span></text:p>
      <text:p text:style-name="P6"><text:span text:style-name="T29">&gt; </text:span><text:span text:style-name="T25">Il est fondé entre les adhérents aux présents statuts une association régie par la loi du 1</text:span><text:span text:style-name="T10">er</text:span><text:span text:style-name="T25"> juillet 1901 et le décret du 16 août 1901, ayant pour titre : </text:span><text:span text:style-name="T12">le CUBI ou l’IVRE ou autre...</text:span></text:p>
      <text:p text:style-name="P24"/>
      <text:p text:style-name="P25">article 2 : BUT OBJET</text:p>
      <text:p text:style-name="P7"><text:span text:style-name="T45">&gt; L’association vise à s</text:span>timuler/<text:span text:style-name="T1">encourager</text:span> la réalisation d’expérience<text:span text:style-name="T2">s</text:span> <text:span text:style-name="T3">de création </text:span>à caractère divers. </text:p>
      <text:p text:style-name="P8"><text:span text:style-name="T45">&gt; </text:span>A cette fin, l’association <text:span text:style-name="T4">propose une action triple :</text:span></text:p>
      <text:list xml:id="list1500153691015775187" text:style-name="L1">
        <text:list-item>
          <text:p text:style-name="P46">produire et accompagner les idées proposé<text:span text:style-name="T5">e</text:span>s selon les modalités explicités dans le règlement <text:span text:style-name="T45">intérieur.</text:span></text:p>
          <text:p text:style-name="P46">// <text:span text:style-name="T50">produire et accompagner vs soutenir</text:span></text:p>
        </text:list-item>
        <text:list-item>
          <text:p text:style-name="P46">archiver <text:span text:style-name="T52">(</text:span><text:span text:style-name="T51">et diffuser</text:span><text:span text:style-name="T52">)</text:span> les idées réalisées selon les modalités explicités dans le règlement <text:span text:style-name="T45">intérieur</text:span>.</text:p>
        </text:list-item>
        <text:list-item>
          <text:p text:style-name="P46">organiser des événements <text:span text:style-name="T21">pouvant </text:span>compren<text:span text:style-name="T21">dre</text:span> une activité économique servant à alimenter la caisse de production selon les modalités explicités dans le règlement <text:span text:style-name="T45">intérieur</text:span>.</text:p>
        </text:list-item>
      </text:list>
      <text:p text:style-name="P9"/>
      <text:p text:style-name="P25">article 3 : SIEGE SOCIAL</text:p>
      <text:p text:style-name="P10"><text:span text:style-name="T45">&gt; </text:span>Le siège social est fixé à Paris.</text:p>
      <text:p text:style-name="P10"><text:span text:style-name="T45">&gt; </text:span>Il pourra être transféré par décision du conseil d’administration.</text:p>
      <text:p text:style-name="P10"/>
      <text:p text:style-name="P25">article 4 : DUREE</text:p>
      <text:p text:style-name="P11"><text:span text:style-name="T45">&gt; </text:span>La durée de l’association se limite dans un premier temps à l’accompagnement et archivage de <text:span text:style-name="T11">49</text:span> idées.</text:p>
      <text:p text:style-name="P11"><text:span text:style-name="T45">&gt; </text:span>Au terme de cette période pourra être décidé en assemblée générale extraordinaire sa dissolution ou sa prolongation.</text:p>
      <text:p text:style-name="P5"/>
      <text:p text:style-name="P25"><text:span text:style-name="T46">a</text:span>rticle 5 : COMPOSITION</text:p>
      <text:p text:style-name="P12"><text:span text:style-name="T45">&gt; </text:span>L’association se compose de :</text:p>
      <text:list xml:id="list6123033236522525165" text:style-name="L2">
        <text:list-item>
          <text:p text:style-name="P53">membres d’or - membres durs - membres solides - membres sup.</text:p>
        </text:list-item>
      </text:list>
      <text:p text:style-name="P15">C’est à <text:span text:style-name="T45">c</text:span>eux-<text:span text:style-name="T45">ci</text:span> que revient l’administration et l’organisation des actions de l’association (voir article 2).</text:p>
      <text:list xml:id="list7551070293331906912" text:style-name="L3">
        <text:list-item>
          <text:p text:style-name="P54">membres de caca - membres <text:span text:style-name="T47">molles &amp; mous</text:span> - membres liquides - membres inf.</text:p>
        </text:list-item>
      </text:list>
      <text:p text:style-name="P16">Ces membres sont invités à assister aux événements privés de l’association ainsi qu’à s’inscrire à la newsletter de l’association. <text:span text:style-name="T13">Si leur rôle est d’avantage d’observation, il leur est attribué un pouvoir de vote lors des assemblées générales (article 10).</text:span></text:p>
      <text:p text:style-name="P16"/>
      <text:p text:style-name="P17">// l’association peut elle se composer de personnes morales ? C-a-d une autre association peut devenir membre par exemple ?</text:p>
      <text:p text:style-name="P5"/>
      <text:p text:style-name="P25">article 6 : ADMISSION</text:p>
      <text:p text:style-name="P15"><text:span text:style-name="T48">&gt; </text:span>L’association est ouverte à tous, sans condition ni distinction.</text:p>
      <text:p text:style-name="P5"/>
      <text:p text:style-name="P26">article 7 : <text:span text:style-name="T14">MEMBRES – </text:span>COTISATION</text:p>
      <text:p text:style-name="P18"><text:span text:style-name="T47">&gt; </text:span>Sont membres <text:span text:style-name="T48">molles &amp; </text:span>mous celles et ceux qui ont rempli le formulaire d’inscription (nom prénom tel adresse?) et qui versent une cotisation annuelle.</text:p>
      <text:p text:style-name="P19"><text:span text:style-name="T47">&gt; </text:span>Sont membres durs celles et ceux qui versent un droit d’entrée de <text:span text:style-name="T11">XX</text:span>€<text:span text:style-name="T22"> et qui s</text:span>ont cooptés à l’unanimité par les membres <text:span text:style-name="T48">durs.</text:span></text:p>
      <text:p text:style-name="P18">// <text:span text:style-name="T47">20€ ? montant fixé dans le règlement intérieur ? Est ce une cotisation annuelle ? → plutôt non..</text:span></text:p>
      <text:p text:style-name="P18"/>
      <text:p text:style-name="P26">article 8 : RADIATION</text:p>
      <text:p text:style-name="P29"><text:span text:style-name="T49">&gt; </text:span>La qualité de membre se perd par :</text:p>
      <text:list xml:id="list864982165934421445" text:style-name="L4">
        <text:list-item>
          <text:p text:style-name="P55">démission </text:p>
          <text:p text:style-name="P55">//remplir un formulaire de démission en échange on te rend ta fiche de membre?</text:p>
        </text:list-item>
        <text:list-item>
          <text:p text:style-name="P56">radiation prononcée à l’unanimité par les membres du bureau.</text:p>
          <text:p text:style-name="P57">// ou à majorité?</text:p>
        </text:list-item>
      </text:list>
      <text:p text:style-name="P30">// <text:span text:style-name="T23">les morts restent dans l’asso et doivent cotiser encore chaque année le double de la cotisation des vivants. haha</text:span></text:p>
      <text:p text:style-name="P34"/>
      <text:p text:style-name="P26">article 9 : RESSOURCES</text:p>
      <text:p text:style-name="P31"><text:span text:style-name="T49">&gt; </text:span>Les ressources de l’association comprennent :</text:p>
      <text:list xml:id="list3357540634651475734" text:style-name="L5">
        <text:list-item>
          <text:p text:style-name="P58">les cotisations ;</text:p>
        </text:list-item>
        <text:list-item>
          <text:p text:style-name="P58">les dons manuels ;</text:p>
        </text:list-item>
        <text:list-item>
          <text:p text:style-name="P58">les recettes des activités économiques de l’association.</text:p>
        </text:list-item>
      </text:list>
      <text:p text:style-name="P31"/>
      <text:p text:style-name="P31"><text:soft-page-break/>// <text:span text:style-name="T23">ne stipulant pas les subventions d’etat, on ne peut pas en demander, il faudra changer les statuts pour pouvoir demander les subventions état/département/commune.</text:span></text:p>
      <text:p text:style-name="P27"><text:span text:style-name="T15">// </text:span><text:span text:style-name="T16">comment traiter de la question du prix libre ?</text:span></text:p>
      <text:p text:style-name="P59">// Si on ne fait que distribuer du vin à prix libre ? Est-ce une activité économique ? Le cadre des activités économique est assez stricte, mais les événements entre membres de l’association dans un cercle privé ne sont soumis à aucune démarche ou réglementation = on peut faire tourner de l’absinthe…</text:p>
      <text:p text:style-name="P20"/>
      <text:p text:style-name="P28">article 10 : ASSEMBLÉE GÉNÉRALE ORDINAIRE</text:p>
      <text:p text:style-name="P21"><text:span text:style-name="T42">&gt; </text:span>L’assemblée générale ordinaire est ouverte à l’ensemble des membres.</text:p>
      <text:p text:style-name="P22"><text:span text:style-name="T42">&gt; </text:span>Elle se réunit une fois par année.</text:p>
      <text:p text:style-name="P22">//préciser un mois en particulier ? 1<text:span text:style-name="T9">er</text:span> Avril ?</text:p>
      <text:p text:style-name="P38"><text:span text:style-name="T28">&gt; </text:span><text:span text:style-name="T25">Quinze jours au moins avant la date fixée, les membres de l'association sont convoqués par les soins du secrétaire. L'ordre du jour figure sur les convocations.</text:span></text:p>
      <text:p text:style-name="P38"><text:span text:style-name="T25">// </text:span><text:span text:style-name="T34">utile ? Peut etre pas...</text:span><text:span text:style-name="T25"><text:line-break/></text:span><text:span text:style-name="T28">&gt; </text:span><text:span text:style-name="T25">Le président, assisté des membres du</text:span><text:span text:style-name="T27">rs</text:span><text:span text:style-name="T25">, préside l'assemblée et expose la situation </text:span><text:span text:style-name="T27">et</text:span><text:span text:style-name="T25"> l’activité de l'association.<text:line-break/></text:span><text:span text:style-name="T28">&gt; </text:span><text:span text:style-name="T25">Le trésorier rend compte de sa gestion et soumet les comptes annuels (bilan, compte de résultat et annexe) à l'approbation de l'assemblée. <text:line-break/></text:span><text:span text:style-name="T28">&gt; </text:span><text:span text:style-name="T25">L’assemblée générale </text:span><text:span text:style-name="T35">fixe le montant des cotisations annuelles et du droit d’entrée à verser par les différentes catégories de membres.</text:span></text:p>
      <text:p text:style-name="P38"><text:span text:style-name="T28">// </text:span><text:span text:style-name="T34">utile ? Peut etre pas...</text:span></text:p>
      <text:p text:style-name="P37"><text:span text:style-name="T28">&gt; </text:span><text:span text:style-name="T25">Ne peuvent être abordés que les points inscrits à l'ordre du jour.</text:span></text:p>
      <text:p text:style-name="P40"><text:span text:style-name="T28">// </text:span><text:span text:style-name="T34">utile ? Peut etre pas...</text:span></text:p>
      <text:p text:style-name="P39"><text:span text:style-name="T28">&gt; </text:span><text:span text:style-name="T25">Les décisions sont prises à la majorité des voix des membres présents ou représentés </text:span><text:span text:style-name="T26">considérant le rapport suivant : 1 voix de membre dur = 10 voix de membre mou.</text:span></text:p>
      <text:p text:style-name="P39"><text:span text:style-name="T26">// </text:span><text:span text:style-name="T28">majorité à 50 %, à 2/3 ?</text:span></text:p>
      <text:p text:style-name="P41"><text:span text:style-name="T28">&gt; </text:span><text:span text:style-name="T25">Les membres durs ont la possibilité de voter par procuration ou à distance par un quelconque moyen de communication. Seules les voix des membres mous présents seront prises en compte dans le vote.</text:span></text:p>
      <text:p text:style-name="P61">//= les décisions sont prises par les membres du conseil d’administration majoritairement mais on laisse la possibilité aux membres mous d’avoir un poids..</text:p>
      <text:p text:style-name="P45"><text:span text:style-name="T46">&gt; </text:span>Toutes les délibérations sont prises à main levée.</text:p>
      <text:p text:style-name="P13"><text:span text:style-name="T38">&gt; </text:span><text:span text:style-name="T37">Les décisions des assemblées générales s’imposent à tous les membres, y compris absents ou représentés.</text:span></text:p>
      <text:p text:style-name="P14"/>
      <text:p text:style-name="P28">article 11 : ASSEMBLÉE GÉNÉRALE EXTRAORDINAIRE</text:p>
      <text:p text:style-name="P35"><text:span text:style-name="T28">&gt; </text:span><text:span text:style-name="T25">Si besoin est, ou sur la demande de la moitié plus un des membres </text:span><text:span text:style-name="T30">durs,</text:span><text:span text:style-name="T25"> le président peut convoquer une assemblée générale extraordinaire, suivant les modalités prévues aux présents statuts et uniquement</text:span><text:span text:style-name="T35"> pour modification des statuts ou la dissolution.</text:span></text:p>
      <text:p text:style-name="P36"><text:span text:style-name="T42">&gt; </text:span>Les modalités de convocation sont les mêmes que pour l’assemblée générale ordinaire.</text:p>
      <text:p text:style-name="P42"><text:span text:style-name="T18">&gt; </text:span><text:span text:style-name="T35">Les délibérations sont prises à la majorité </text:span><text:span text:style-name="T36">des deux tiers</text:span><text:span text:style-name="T35"> des </text:span><text:span text:style-name="T36">suffrages exprimés.</text:span></text:p>
      <text:p text:style-name="P62">// ouai pas très funki tout ça…</text:p>
      <text:p text:style-name="P51"/>
      <text:p text:style-name="P1">article 12 : conseil d’administration</text:p>
      <text:p text:style-name="P2"><text:span text:style-name="T31">&gt; </text:span><text:span text:style-name="T25">L'association est dirigée par un conseil </text:span><text:span text:style-name="T30">composé des membres durs.</text:span></text:p>
      <text:p text:style-name="P3"><text:span text:style-name="T31">&gt; </text:span><text:span text:style-name="T25">Le conseil d'administration se réunit </text:span><text:span text:style-name="T31">physiquement ou virtuellement</text:span><text:span text:style-name="T25"> sur convocation du président, ou à la demande du quart de ses membres.</text:span></text:p>
      <text:p text:style-name="P3"><text:span text:style-name="T31">&gt; </text:span><text:span text:style-name="T25">Les décisions sont prises à la majorité </text:span><text:span text:style-name="T31">des deux tiers </text:span><text:span text:style-name="T25">des voix; en cas de partage, la voix du président est prépondérante.</text:span></text:p>
      <text:p text:style-name="P2"><text:span text:style-name="T31">&gt; </text:span><text:span text:style-name="T25">Tout membre du conseil qui, sans excuse, n'aura pas assisté à trois réunions consécutives sera considéré comme démissionnaire </text:span><text:span text:style-name="T31">et perdra sa qualité de membre dur.</text:span></text:p>
      <text:p text:style-name="P2"><text:span text:style-name="T31">// </text:span><text:span text:style-name="T32">le CA ne sert peut être à rien et l’on pourrait se limiter à l’AG…</text:span></text:p>
      <text:p text:style-name="P2"><text:span text:style-name="T32">// </text:span><text:span text:style-name="T27">de plus l’identité de chaque membre du CA doit être communiquée à la prefecture = relou d’ajouter des membres durs…</text:span></text:p>
      <text:p text:style-name="P4"/>
      <text:p text:style-name="P1">article 13 : le bureau</text:p>
      <text:p text:style-name="P23"><text:span text:style-name="T19">&gt; Le conseil d'administration élit parmi ses membres, </text:span><text:span text:style-name="T20">selon un méthode votée à main levée, </text:span><text:span text:style-name="T19">un bureau composé de :<text:line-break/>1) Un-e- président-e- ;<text:line-break/></text:span><text:span text:style-name="T20">2</text:span><text:span text:style-name="T19">) Un-e- secrétaire ;<text:line-break/></text:span><text:span text:style-name="T20">3</text:span><text:span text:style-name="T19">) Un-e- trésorier-e-.</text:span></text:p>
      <text:p text:style-name="P32">// <text:span text:style-name="T41">le bureau s’occupe de la gestion administrative courante des décisions du CA.</text:span></text:p>
      <text:p text:style-name="P63"><text:soft-page-break/><text:span text:style-name="T15">// </text:span><text:span text:style-name="T17">l’</text:span><text:span text:style-name="T39">identité de chaque membre du bureau doit être communiquée à la pr</text:span><text:span text:style-name="T40">é</text:span><text:span text:style-name="T39">fecture = relou d’ajouter des membres durs…</text:span></text:p>
      <text:p text:style-name="P28"/>
      <text:p text:style-name="P28">article 14 : INDEMNITÉ</text:p>
      <text:p text:style-name="P33">Toutes les fonctions sont gratuites et bénévoles.</text:p>
      <text:p text:style-name="P32">// <text:span text:style-name="T44">article nécessaire ?</text:span></text:p>
      <text:p text:style-name="P32"/>
      <text:p text:style-name="P28">article 15 : <text:span text:style-name="T44">RÈGLEMENT</text:span> INT<text:span text:style-name="T44">É</text:span>RIEUR</text:p>
      <text:p text:style-name="P43"><text:span text:style-name="T33">&gt; </text:span><text:span text:style-name="T25">Un règlement intérieur e</text:span><text:span text:style-name="T33">st</text:span><text:span text:style-name="T25"> établi par le</text:span><text:span text:style-name="T33"> président et les membres durs. Il peut être modifié par ceux-ci et doit alors être approuvé</text:span><text:span text:style-name="T25"> par l'assemblée générale.<text:line-break/></text:span><text:span text:style-name="T33">&gt; </text:span><text:span text:style-name="T25">Ce règlement est destiné à fixer les divers points non prévus par les présents statuts, notamment ceux qui ont trait à l'administration interne de l'association. </text:span></text:p>
      <text:p text:style-name="P14"/>
      <text:p text:style-name="P28">article 16 : DISSOLUTION</text:p>
      <text:p text:style-name="P44"><text:span text:style-name="T6">En cas de dissolution prononcée selon les modalités prévues à l’article 1</text:span><text:span text:style-name="T7">1</text:span><text:span text:style-name="T6">, un ou plusieurs liquidateurs sont nommés, et l'actif net, s'il y a lieu, est dévolu à un organisme ayant un but non lucratif </text:span><text:span text:style-name="T7">ou une association ayant des buts similaires</text:span><text:span text:style-name="T24"> </text:span><text:span text:style-name="T6">conformément aux décisions de l’assemblée générale extraordinaire qui statue sur la dissolution. L’actif net ne peut être dévolu à un membre de l’association, même partiellement, sauf reprise d’un apport.</text:span></text:p>
      <text:p text:style-name="P64"/>
      <text:p text:style-name="P64"/>
      <text:p text:style-name="P64"/>
      <text:p text:style-name="P65">Fait à Paris, le 28/02/17</text:p>
      <text:p text:style-name="P65"/>
      <text:p text:style-name="P65">// signature de deux représentants (nom prénom fonction) au moins, nécessaire pour la formalité de déclaration de l’association.</text:p>
      <text:p text:style-name="P65"/>
      <text:p text:style-name="P65">// président → jacob ?</text:p>
      <text:p text:style-name="P65">// secrétaire → ptolémé ?</text:p>
      <text:p text:style-name="P65">// trésorier → sam ?</text:p>
      <text:p text:style-name="P66">// vice-président(e-s) ?</text:p>
      <text:p text:style-name="P69"><text:a xlink:type="simple" xlink:href="https://www.service-public.fr/associations/vosdroits/F1121" text:style-name="Internet_20_link" text:visited-style-name="Visited_20_Internet_20_Link"><text:span text:style-name="T8"/></text:a></text:p>
      <text:p text:style-name="P69"><text:span text:style-name="T8"/></text:p>
      <text:p text:style-name="P67"/>
      <text:p text:style-name="P67"/>
      <text:p text:style-name="P47">activité économique de l’asso</text:p>
      <text:p text:style-name="P71"><text:a xlink:type="simple" xlink:href="https://www.service-public.fr/associations/vosdroits/N22179" text:style-name="Internet_20_link" text:visited-style-name="Visited_20_Internet_20_Link"><text:span text:style-name="T8">https://www.service-public.fr/associations/vosdroits/N22179</text:span></text:a></text:p>
      <text:p text:style-name="P48"/>
      <text:p text:style-name="P48">instances dirigeantes de l’asso</text:p>
      <text:p text:style-name="P70"><text:a xlink:type="simple" xlink:href="https://www.service-public.fr/associations/vosdroits/F1121" text:style-name="Internet_20_link" text:visited-style-name="Visited_20_Internet_20_Link"><text:span text:style-name="T8">https://www.service-public.fr/associations/vosdroits/F112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" style:font-family-generic="swiss"/>
    <style:font-face style:name="Avenir-Book" svg:font-family="Avenir-Book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1:59:41.720000000</meta:creation-date>
    <dc:date>2017-02-21T08:42:58.230000000</dc:date>
    <meta:editing-duration>P1DT3H39M3S</meta:editing-duration>
    <meta:editing-cycles>25</meta:editing-cycles>
    <meta:generator>LibreOffice/5.1.5.2$Windows_X86_64 LibreOffice_project/7a864d8825610a8c07cfc3bc01dd4fce6a9447e5</meta:generator>
    <meta:print-date>2017-02-21T08:41:30.912000000</meta:print-date>
    <meta:document-statistic meta:table-count="0" meta:image-count="0" meta:object-count="0" meta:page-count="3" meta:paragraph-count="92" meta:word-count="1319" meta:character-count="7959" meta:non-whitespace-character-count="6738"/>
  </office:meta>
</office:document-meta>
</file>